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P1" style:family="paragraph" style:parent-style-name="Normal">
      <style:text-properties style:language-asian="es" style:country-asian="ES"/>
    </style:style>
    <style:style style:name="P2" style:family="paragraph" style:parent-style-name="Normal">
      <style:paragraph-properties fo:text-align="justify" style:justify-single-word="false"/>
      <style:text-properties style:language-asian="es" style:country-asian="ES"/>
    </style:style>
    <style:style style:name="P3" style:family="paragraph" style:parent-style-name="Normal">
      <style:paragraph-properties fo:text-align="justify" style:justify-single-word="false"/>
      <style:text-properties fo:color="#000000" loext:opacity="100%" style:font-name="Calibri" style:language-asian="es" style:country-asian="ES" style:font-name-complex="Calibri"/>
    </style:style>
    <style:style style:name="P4" style:family="paragraph" style:parent-style-name="Normal">
      <style:paragraph-properties fo:text-align="justify" style:justify-single-word="false"/>
    </style:style>
    <style:style style:name="P5" style:family="paragraph" style:parent-style-name="Normal">
      <style:paragraph-properties fo:text-align="justify" style:justify-single-word="false"/>
      <style:text-properties officeooo:paragraph-rsid="000277e4"/>
    </style:style>
    <style:style style:name="P6" style:family="paragraph" style:parent-style-name="Normal">
      <style:paragraph-properties fo:text-align="justify" style:justify-single-word="false"/>
      <style:text-properties officeooo:paragraph-rsid="00046ac2"/>
    </style:style>
    <style:style style:name="P7" style:family="paragraph" style:parent-style-name="Contents_20_1">
      <style:paragraph-properties>
        <style:tab-stops>
          <style:tab-stop style:position="15cm" style:type="right" style:leader-style="dotted" style:leader-text="."/>
        </style:tab-stops>
      </style:paragraph-properties>
    </style:style>
    <style:style style:name="P8" style:family="paragraph" style:parent-style-name="Contents_20_2">
      <style:paragraph-properties>
        <style:tab-stops>
          <style:tab-stop style:position="14.501cm" style:type="right" style:leader-style="dotted" style:leader-text="."/>
        </style:tab-stops>
      </style:paragraph-properties>
    </style:style>
    <style:style style:name="P9" style:family="paragraph" style:parent-style-name="Contents_20_3">
      <style:paragraph-properties>
        <style:tab-stops>
          <style:tab-stop style:position="14.002cm" style:type="right" style:leader-style="dotted" style:leader-text="."/>
        </style:tab-stops>
      </style:paragraph-properties>
    </style:style>
    <style:style style:name="P10" style:family="paragraph" style:parent-style-name="Heading" style:master-page-name="MP0">
      <style:paragraph-properties fo:text-align="center" style:justify-single-word="false" style:page-number="auto" fo:break-before="page"/>
      <style:text-properties style:font-name-asian="Times New Roman" style:language-asian="es" style:country-asian="ES"/>
    </style:style>
    <style:style style:name="P11" style:family="paragraph" style:parent-style-name="Heading_20_1" style:list-style-name="">
      <style:paragraph-properties fo:keep-together="always" fo:hyphenation-ladder-count="no-limit"/>
      <style:text-properties style:language-asian="es" style:country-asian="ES" fo:hyphenate="false" loext:hyphenation-no-caps="false"/>
    </style:style>
    <style:style style:name="P12" style:family="paragraph" style:parent-style-name="Heading_20_1">
      <style:paragraph-properties fo:text-align="justify" style:justify-single-word="false" fo:break-before="page"/>
      <style:text-properties style:language-asian="es" style:country-asian="ES"/>
    </style:style>
    <style:style style:name="P13" style:family="paragraph" style:parent-style-name="Heading_20_1">
      <style:paragraph-properties fo:break-before="page"/>
      <style:text-properties officeooo:rsid="003129b5" officeooo:paragraph-rsid="003129b5"/>
    </style:style>
    <style:style style:name="P14" style:family="paragraph" style:parent-style-name="Heading_20_2">
      <style:paragraph-properties fo:text-align="justify" style:justify-single-word="false"/>
      <style:text-properties style:language-asian="es" style:country-asian="ES"/>
    </style:style>
    <style:style style:name="P15" style:family="paragraph" style:parent-style-name="Heading_20_2">
      <style:paragraph-properties fo:text-align="justify" style:justify-single-word="false"/>
      <style:text-properties officeooo:rsid="000a60c3" officeooo:paragraph-rsid="000a60c3"/>
    </style:style>
    <style:style style:name="P16" style:family="paragraph" style:parent-style-name="Heading_20_2">
      <style:paragraph-properties fo:text-align="justify" style:justify-single-word="false"/>
      <style:text-properties officeooo:paragraph-rsid="000880e7"/>
    </style:style>
    <style:style style:name="P17" style:family="paragraph" style:parent-style-name="Heading_20_2">
      <style:paragraph-properties fo:text-align="justify" style:justify-single-word="false"/>
      <style:text-properties officeooo:rsid="00142b5b" officeooo:paragraph-rsid="00142b5b"/>
    </style:style>
    <style:style style:name="P18" style:family="paragraph" style:parent-style-name="Heading_20_2">
      <style:paragraph-properties fo:text-align="justify" style:justify-single-word="false"/>
      <style:text-properties officeooo:rsid="002a980c" officeooo:paragraph-rsid="002a980c"/>
    </style:style>
    <style:style style:name="P19" style:family="paragraph" style:parent-style-name="Heading_20_2">
      <style:paragraph-properties fo:text-align="justify" style:justify-single-word="false"/>
      <style:text-properties officeooo:rsid="002a980c" officeooo:paragraph-rsid="002c4cdd"/>
    </style:style>
    <style:style style:name="P20" style:family="paragraph" style:parent-style-name="Heading_20_2">
      <style:paragraph-properties fo:text-align="justify" style:justify-single-word="false"/>
      <style:text-properties officeooo:rsid="002d9e58" officeooo:paragraph-rsid="002d9e58"/>
    </style:style>
    <style:style style:name="P21" style:family="paragraph" style:parent-style-name="Heading_20_2">
      <style:text-properties officeooo:rsid="003129b5" officeooo:paragraph-rsid="003129b5"/>
    </style:style>
    <style:style style:name="P22" style:family="paragraph" style:parent-style-name="Heading_20_3">
      <style:paragraph-properties fo:text-align="justify" style:justify-single-word="false"/>
      <style:text-properties fo:color="#3465a4" loext:opacity="100%" fo:font-size="11pt" fo:font-style="normal" style:text-underline-style="solid" style:text-underline-width="auto" style:text-underline-color="font-color" fo:font-weight="normal" officeooo:rsid="001bd7a5" officeooo:paragraph-rsid="001c5e3c" style:font-size-asian="11pt" style:font-style-asian="normal" style:font-size-complex="11pt" style:font-style-complex="normal"/>
    </style:style>
    <style:style style:name="P23" style:family="paragraph" style:parent-style-name="Heading_20_3">
      <style:paragraph-properties fo:text-align="justify" style:justify-single-word="false"/>
      <style:text-properties fo:color="#3465a4" loext:opacity="100%" fo:font-size="11pt" fo:font-style="normal" style:text-underline-style="solid" style:text-underline-width="auto" style:text-underline-color="font-color" fo:font-weight="normal" officeooo:rsid="001bd7a5" officeooo:paragraph-rsid="001f0459" style:font-size-asian="11pt" style:font-style-asian="normal" style:font-size-complex="11pt" style:font-style-complex="normal"/>
    </style:style>
    <style:style style:name="P24" style:family="paragraph" style:parent-style-name="Heading_20_3">
      <style:paragraph-properties fo:text-align="justify" style:justify-single-word="false"/>
      <style:text-properties fo:color="#3465a4" loext:opacity="100%" fo:font-size="11pt" fo:font-style="normal" style:text-underline-style="solid" style:text-underline-width="auto" style:text-underline-color="font-color" fo:font-weight="normal" officeooo:rsid="001bd7a5" officeooo:paragraph-rsid="0022e981" style:font-size-asian="11pt" style:font-style-asian="normal" style:font-size-complex="11pt" style:font-style-complex="normal"/>
    </style:style>
    <style:style style:name="P25" style:family="paragraph" style:parent-style-name="Heading_20_3">
      <style:paragraph-properties fo:text-align="justify" style:justify-single-word="false"/>
      <style:text-properties fo:color="#3465a4" loext:opacity="100%" fo:font-size="11pt" fo:font-style="normal" style:text-underline-style="solid" style:text-underline-width="auto" style:text-underline-color="font-color" fo:font-weight="normal" officeooo:rsid="002ec9b8" officeooo:paragraph-rsid="002ec9b8" style:font-size-asian="11pt" style:font-style-asian="normal" style:font-size-complex="11pt" style:font-style-complex="normal"/>
    </style:style>
    <style:style style:name="P26" style:family="paragraph" style:parent-style-name="Normal">
      <style:paragraph-properties fo:text-align="justify" style:justify-single-word="false"/>
    </style:style>
    <style:style style:name="P27" style:family="paragraph" style:parent-style-name="Normal" style:list-style-name="L2">
      <style:paragraph-properties fo:text-align="justify" style:justify-single-word="false"/>
      <style:text-properties officeooo:paragraph-rsid="000277e4"/>
    </style:style>
    <style:style style:name="P28" style:family="paragraph" style:parent-style-name="Normal" style:list-style-name="L2">
      <style:paragraph-properties fo:text-align="justify" style:justify-single-word="false"/>
      <style:text-properties officeooo:paragraph-rsid="00046ac2"/>
    </style:style>
    <style:style style:name="P29" style:family="paragraph" style:parent-style-name="Normal" style:list-style-name="L2">
      <style:paragraph-properties fo:text-align="justify" style:justify-single-word="false"/>
      <style:text-properties officeooo:paragraph-rsid="0005158d"/>
    </style:style>
    <style:style style:name="P30" style:family="paragraph" style:parent-style-name="Normal">
      <style:paragraph-properties fo:text-align="justify" style:justify-single-word="false"/>
      <style:text-properties officeooo:paragraph-rsid="000880e7"/>
    </style:style>
    <style:style style:name="P31" style:family="paragraph" style:parent-style-name="Normal">
      <style:paragraph-properties fo:text-align="justify" style:justify-single-word="false"/>
      <style:text-properties officeooo:paragraph-rsid="000a60c3"/>
    </style:style>
    <style:style style:name="P32" style:family="paragraph" style:parent-style-name="Normal">
      <style:paragraph-properties fo:text-align="justify" style:justify-single-word="false"/>
      <style:text-properties officeooo:paragraph-rsid="000bcfe1"/>
    </style:style>
    <style:style style:name="P33" style:family="paragraph" style:parent-style-name="Normal" style:list-style-name="L6">
      <style:paragraph-properties fo:text-align="justify" style:justify-single-word="false"/>
    </style:style>
    <style:style style:name="P34" style:family="paragraph" style:parent-style-name="Normal" style:list-style-name="L6">
      <style:paragraph-properties fo:text-align="justify" style:justify-single-word="false"/>
      <style:text-properties officeooo:paragraph-rsid="000dc5a9"/>
    </style:style>
    <style:style style:name="P35" style:family="paragraph" style:parent-style-name="Normal">
      <style:paragraph-properties fo:text-align="justify" style:justify-single-word="false"/>
      <style:text-properties officeooo:paragraph-rsid="001c5e3c"/>
    </style:style>
    <style:style style:name="P36" style:family="paragraph" style:parent-style-name="Normal">
      <style:paragraph-properties fo:text-align="center" style:justify-single-word="false"/>
      <style:text-properties style:font-name-asian="Times New Roman" style:language-asian="es" style:country-asian="ES"/>
    </style:style>
    <style:style style:name="P37" style:family="paragraph" style:parent-style-name="Normal">
      <style:paragraph-properties fo:text-align="justify" style:justify-single-word="false"/>
      <style:text-properties officeooo:rsid="000dc5a9" officeooo:paragraph-rsid="000dc5a9"/>
    </style:style>
    <style:style style:name="P38" style:family="paragraph" style:parent-style-name="Normal" style:list-style-name="L4">
      <style:paragraph-properties fo:text-align="justify" style:justify-single-word="false"/>
      <style:text-properties officeooo:rsid="000dc5a9" officeooo:paragraph-rsid="000dc5a9"/>
    </style:style>
    <style:style style:name="P39" style:family="paragraph" style:parent-style-name="Normal" style:list-style-name="L4">
      <style:paragraph-properties fo:text-align="justify" style:justify-single-word="false"/>
      <style:text-properties officeooo:rsid="000efc09" officeooo:paragraph-rsid="000efc09"/>
    </style:style>
    <style:style style:name="P40" style:family="paragraph" style:parent-style-name="Normal">
      <style:paragraph-properties fo:text-align="justify" style:justify-single-word="false"/>
      <style:text-properties officeooo:rsid="0011a367" officeooo:paragraph-rsid="0011a367"/>
    </style:style>
    <style:style style:name="P41" style:family="paragraph" style:parent-style-name="Normal" style:list-style-name="L6">
      <style:paragraph-properties fo:text-align="justify" style:justify-single-word="false"/>
      <style:text-properties fo:font-weight="bold" officeooo:rsid="0011a367" officeooo:paragraph-rsid="0011a367" style:font-weight-asian="bold" style:font-weight-complex="bold"/>
    </style:style>
    <style:style style:name="P42" style:family="paragraph" style:parent-style-name="Normal" style:list-style-name="L6">
      <style:paragraph-properties fo:text-align="justify" style:justify-single-word="false"/>
      <style:text-properties fo:font-weight="bold" officeooo:rsid="0013150b" officeooo:paragraph-rsid="0013150b" style:font-weight-asian="bold" style:font-weight-complex="bold"/>
    </style:style>
    <style:style style:name="P43" style:family="paragraph" style:parent-style-name="Normal" style:list-style-name="L6">
      <style:paragraph-properties fo:text-align="justify" style:justify-single-word="false"/>
      <style:text-properties fo:font-weight="bold" officeooo:rsid="001bd7a5" officeooo:paragraph-rsid="001bd7a5" style:font-weight-asian="bold" style:font-weight-complex="bold"/>
    </style:style>
    <style:style style:name="P44" style:family="paragraph" style:parent-style-name="Normal" style:list-style-name="L4">
      <style:paragraph-properties fo:text-align="justify" style:justify-single-word="false"/>
      <style:text-properties officeooo:rsid="00142a8e" officeooo:paragraph-rsid="00142a8e"/>
    </style:style>
    <style:style style:name="P45" style:family="paragraph" style:parent-style-name="Normal">
      <style:paragraph-properties fo:text-align="justify" style:justify-single-word="false"/>
      <style:text-properties officeooo:rsid="0015cde8" officeooo:paragraph-rsid="0015cde8"/>
    </style:style>
    <style:style style:name="P46" style:family="paragraph" style:parent-style-name="Normal">
      <style:paragraph-properties fo:text-align="justify" style:justify-single-word="false"/>
      <style:text-properties officeooo:rsid="0018dadd" officeooo:paragraph-rsid="002023ce"/>
    </style:style>
    <style:style style:name="P47" style:family="paragraph" style:parent-style-name="Normal">
      <style:paragraph-properties fo:text-align="justify" style:justify-single-word="false"/>
      <style:text-properties officeooo:rsid="0018dadd" officeooo:paragraph-rsid="0029cf32"/>
    </style:style>
    <style:style style:name="P48" style:family="paragraph" style:parent-style-name="Normal">
      <style:paragraph-properties fo:text-align="justify" style:justify-single-word="false"/>
      <style:text-properties officeooo:rsid="001f0459" officeooo:paragraph-rsid="001f0459"/>
    </style:style>
    <style:style style:name="P49" style:family="paragraph" style:parent-style-name="Normal">
      <style:paragraph-properties fo:text-align="justify" style:justify-single-word="false"/>
      <style:text-properties officeooo:rsid="002023ce" officeooo:paragraph-rsid="002023ce"/>
    </style:style>
    <style:style style:name="P50" style:family="paragraph" style:parent-style-name="Normal">
      <style:paragraph-properties fo:text-align="justify" style:justify-single-word="false"/>
      <style:text-properties officeooo:rsid="002134f9" officeooo:paragraph-rsid="0022e981"/>
    </style:style>
    <style:style style:name="P51" style:family="paragraph" style:parent-style-name="Normal">
      <style:paragraph-properties fo:text-align="justify" style:justify-single-word="false"/>
      <style:text-properties officeooo:rsid="002134f9" officeooo:paragraph-rsid="0029cf32"/>
    </style:style>
    <style:style style:name="P52" style:family="paragraph" style:parent-style-name="Normal">
      <style:paragraph-properties fo:text-align="justify" style:justify-single-word="false"/>
      <style:text-properties officeooo:rsid="0027daf1" officeooo:paragraph-rsid="0027daf1"/>
    </style:style>
    <style:style style:name="P53" style:family="paragraph" style:parent-style-name="Normal">
      <style:paragraph-properties fo:text-align="justify" style:justify-single-word="false"/>
      <style:text-properties officeooo:rsid="0029cf32" officeooo:paragraph-rsid="0029cf32"/>
    </style:style>
    <style:style style:name="P54" style:family="paragraph" style:parent-style-name="Normal">
      <style:paragraph-properties fo:text-align="justify" style:justify-single-word="false"/>
      <style:text-properties officeooo:rsid="002a980c" officeooo:paragraph-rsid="002a980c"/>
    </style:style>
    <style:style style:name="P55" style:family="paragraph" style:parent-style-name="Normal">
      <style:paragraph-properties fo:text-align="justify" style:justify-single-word="false"/>
      <style:text-properties officeooo:rsid="002c4cdd" officeooo:paragraph-rsid="002c4cdd"/>
    </style:style>
    <style:style style:name="P56" style:family="paragraph" style:parent-style-name="Normal">
      <style:paragraph-properties fo:text-align="justify" style:justify-single-word="false"/>
      <style:text-properties officeooo:rsid="002d9e58" officeooo:paragraph-rsid="002d9e58"/>
    </style:style>
    <style:style style:name="P57" style:family="paragraph" style:parent-style-name="Normal">
      <style:paragraph-properties fo:text-align="justify" style:justify-single-word="false"/>
      <style:text-properties officeooo:rsid="002ec9b8" officeooo:paragraph-rsid="002ec9b8"/>
    </style:style>
    <style:style style:name="P58" style:family="paragraph" style:parent-style-name="Normal" style:list-style-name="L7">
      <style:paragraph-properties fo:text-align="justify" style:justify-single-word="false"/>
      <style:text-properties officeooo:rsid="002ec9b8" officeooo:paragraph-rsid="002ec9b8"/>
    </style:style>
    <style:style style:name="T1" style:family="text">
      <style:text-properties fo:color="#000000" loext:opacity="100%" style:font-name="Calibri" fo:font-weight="bold" style:language-asian="es" style:country-asian="ES" style:font-weight-asian="bold" style:font-name-complex="Calibri" style:font-weight-complex="bold"/>
    </style:style>
    <style:style style:name="T2" style:family="text">
      <style:text-properties fo:color="#000000" loext:opacity="100%" style:font-name="Calibri" fo:font-weight="bold" officeooo:rsid="0005158d" style:language-asian="es" style:country-asian="ES" style:font-weight-asian="bold" style:font-name-complex="Calibri" style:font-weight-complex="bold"/>
    </style:style>
    <style:style style:name="T3" style:family="text">
      <style:text-properties fo:color="#000000" loext:opacity="100%" style:font-name="Calibri" style:language-asian="es" style:country-asian="ES" style:font-name-complex="Calibri"/>
    </style:style>
    <style:style style:name="T4" style:family="text">
      <style:text-properties fo:color="#000000" loext:opacity="100%" style:font-name="Calibri" officeooo:rsid="000277e4" style:language-asian="es" style:country-asian="ES" style:font-name-complex="Calibri"/>
    </style:style>
    <style:style style:name="T5" style:family="text">
      <style:text-properties fo:color="#000000" loext:opacity="100%" style:font-name="Calibri" officeooo:rsid="00046ac2" style:language-asian="es" style:country-asian="ES" style:font-name-complex="Calibri"/>
    </style:style>
    <style:style style:name="T6" style:family="text">
      <style:text-properties fo:color="#000000" loext:opacity="100%" style:font-name="Calibri" officeooo:rsid="0005158d" style:language-asian="es" style:country-asian="ES" style:font-name-complex="Calibri"/>
    </style:style>
    <style:style style:name="T7" style:family="text">
      <style:text-properties fo:color="#000000" loext:opacity="100%" style:font-name="Calibri" officeooo:rsid="0007233e" style:language-asian="es" style:country-asian="ES" style:font-name-complex="Calibri"/>
    </style:style>
    <style:style style:name="T8" style:family="text">
      <style:text-properties fo:color="#000000" loext:opacity="100%" style:font-name="Calibri" officeooo:rsid="000880e7" style:language-asian="es" style:country-asian="ES" style:font-name-complex="Calibri"/>
    </style:style>
    <style:style style:name="T9" style:family="text">
      <style:text-properties fo:color="#000000" loext:opacity="100%" style:font-name="Calibri" officeooo:rsid="000a60c3" style:language-asian="es" style:country-asian="ES" style:font-name-complex="Calibri"/>
    </style:style>
    <style:style style:name="T10" style:family="text">
      <style:text-properties fo:color="#000000" loext:opacity="100%" style:font-name="Calibri" officeooo:rsid="0031f473" style:language-asian="es" style:country-asian="ES" style:font-name-complex="Calibri"/>
    </style:style>
    <style:style style:name="T11" style:family="text">
      <style:text-properties fo:color="#000000" loext:opacity="100%" style:font-name="Calibri" officeooo:rsid="00338231" style:language-asian="es" style:country-asian="ES" style:font-name-complex="Calibri"/>
    </style:style>
    <style:style style:name="T12" style:family="text">
      <style:text-properties fo:color="#000000" loext:opacity="100%" style:font-name="Calibri" fo:font-style="italic" style:language-asian="es" style:country-asian="ES" style:font-style-asian="italic" style:font-name-complex="Calibri" style:font-style-complex="italic"/>
    </style:style>
    <style:style style:name="T13" style:family="text">
      <style:text-properties fo:color="#000000" loext:opacity="100%" style:font-name="Calibri" fo:font-style="italic" officeooo:rsid="000277e4" style:language-asian="es" style:country-asian="ES" style:font-style-asian="italic" style:font-name-complex="Calibri" style:font-style-complex="italic"/>
    </style:style>
    <style:style style:name="T14" style:family="text">
      <style:text-properties fo:color="#000000" loext:opacity="100%" style:font-name="Calibri" fo:font-style="italic" officeooo:rsid="000a60c3" style:language-asian="es" style:country-asian="ES" style:font-style-asian="italic" style:font-name-complex="Calibri" style:font-style-complex="italic"/>
    </style:style>
    <style:style style:name="T15" style:family="text">
      <style:text-properties fo:color="#000000" loext:opacity="100%" style:font-name="Calibri" fo:font-style="italic" officeooo:rsid="000bcfe1" style:language-asian="es" style:country-asian="ES" style:font-style-asian="italic" style:font-name-complex="Calibri" style:font-style-complex="italic"/>
    </style:style>
    <style:style style:name="T16" style:family="text">
      <style:text-properties fo:color="#000000" loext:opacity="100%" style:font-name="Calibri" fo:font-style="normal" officeooo:rsid="000277e4" style:language-asian="es" style:country-asian="ES" style:font-style-asian="normal" style:font-name-complex="Calibri" style:font-style-complex="normal"/>
    </style:style>
    <style:style style:name="T17" style:family="text">
      <style:text-properties fo:color="#000000" loext:opacity="100%" style:font-name="Calibri" fo:font-style="normal" officeooo:rsid="000a60c3" style:language-asian="es" style:country-asian="ES" style:font-style-asian="normal" style:font-name-complex="Calibri" style:font-style-complex="normal"/>
    </style:style>
    <style:style style:name="T18" style:family="text">
      <style:text-properties fo:color="#000000" loext:opacity="100%" style:font-name="Calibri" fo:font-style="normal" officeooo:rsid="000bcfe1" style:language-asian="es" style:country-asian="ES" style:font-style-asian="normal" style:font-name-complex="Calibri" style:font-style-complex="normal"/>
    </style:style>
    <style:style style:name="T19" style:family="text">
      <style:text-properties fo:color="#000000" loext:opacity="100%" style:font-name="Calibri" style:text-underline-style="none" style:language-asian="es" style:country-asian="ES" style:font-name-complex="Calibri"/>
    </style:style>
    <style:style style:name="T20" style:family="text">
      <style:text-properties fo:color="#000000" loext:opacity="100%" style:font-name="Calibri" style:text-underline-style="none" officeooo:rsid="00046ac2" style:language-asian="es" style:country-asian="ES" style:font-name-complex="Calibri"/>
    </style:style>
    <style:style style:name="T21" style:family="text">
      <style:text-properties fo:color="#000000" loext:opacity="100%" style:font-name="Calibri" fo:font-weight="normal" officeooo:rsid="0005158d" style:language-asian="es" style:country-asian="ES" style:font-weight-asian="normal" style:font-name-complex="Calibri" style:font-weight-complex="normal"/>
    </style:style>
    <style:style style:name="T22" style:family="text">
      <style:text-properties fo:color="#000000" loext:opacity="100%" style:font-name="Calibri" fo:font-weight="normal" officeooo:rsid="0029cf32" style:language-asian="es" style:country-asian="ES" style:font-weight-asian="normal" style:font-name-complex="Calibri" style:font-weight-complex="normal"/>
    </style:style>
    <style:style style:name="T23" style:family="text">
      <style:text-properties fo:color="#000000" loext:opacity="100%" style:font-name="Calibri" fo:font-weight="normal" officeooo:rsid="0032f04e" style:language-asian="es" style:country-asian="ES" style:font-weight-asian="normal" style:font-name-complex="Calibri" style:font-weight-complex="normal"/>
    </style:style>
    <style:style style:name="T24" style:family="text">
      <style:text-properties style:language-asian="es" style:country-asian="ES"/>
    </style:style>
    <style:style style:name="T25" style:family="text">
      <style:text-properties officeooo:rsid="000880e7" style:language-asian="es" style:country-asian="ES"/>
    </style:style>
    <style:style style:name="T26" style:family="text">
      <style:text-properties fo:font-style="italic" style:language-asian="es" style:country-asian="ES"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officeooo:rsid="000880e7" style:font-style-asian="italic" style:font-style-complex="italic"/>
    </style:style>
    <style:style style:name="T29" style:family="text">
      <style:text-properties fo:font-style="italic" officeooo:rsid="000a60c3" style:font-style-asian="italic" style:font-style-complex="italic"/>
    </style:style>
    <style:style style:name="T30" style:family="text">
      <style:text-properties fo:font-style="italic" officeooo:rsid="00176928" style:font-style-asian="italic" style:font-style-complex="italic"/>
    </style:style>
    <style:style style:name="T31" style:family="text">
      <style:text-properties fo:font-style="italic" officeooo:rsid="001c5e3c" style:font-style-asian="italic" style:font-style-complex="italic"/>
    </style:style>
    <style:style style:name="T32" style:family="text">
      <style:text-properties fo:font-style="italic" officeooo:rsid="001f0459" style:font-style-asian="italic" style:font-style-complex="italic"/>
    </style:style>
    <style:style style:name="T33" style:family="text">
      <style:text-properties fo:font-style="italic" officeooo:rsid="002023ce" style:font-style-asian="italic" style:font-style-complex="italic"/>
    </style:style>
    <style:style style:name="T34" style:family="text">
      <style:text-properties fo:font-style="italic" officeooo:rsid="002134f9" style:font-style-asian="italic" style:font-style-complex="italic"/>
    </style:style>
    <style:style style:name="T35" style:family="text">
      <style:text-properties fo:font-style="italic" officeooo:rsid="0029cf32" style:font-style-asian="italic" style:font-style-complex="italic"/>
    </style:style>
    <style:style style:name="T36" style:family="text">
      <style:text-properties fo:font-weight="bold"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11a367" style:font-weight-asian="normal" style:font-weight-complex="normal"/>
    </style:style>
    <style:style style:name="T39" style:family="text">
      <style:text-properties fo:font-weight="normal" officeooo:rsid="001c5e3c" style:font-weight-asian="normal" style:font-weight-complex="normal"/>
    </style:style>
    <style:style style:name="T40" style:family="text">
      <style:text-properties fo:font-weight="normal" officeooo:rsid="0032f04e" style:font-weight-asian="normal" style:font-weight-complex="normal"/>
    </style:style>
    <style:style style:name="T41" style:family="text">
      <style:text-properties fo:font-weight="normal" officeooo:rsid="00332d92" style:font-weight-asian="normal" style:font-weight-complex="normal"/>
    </style:style>
    <style:style style:name="T42" style:family="text">
      <style:text-properties fo:font-style="normal" style:font-style-asian="normal" style:font-style-complex="normal"/>
    </style:style>
    <style:style style:name="T43" style:family="text">
      <style:text-properties fo:font-style="normal" officeooo:rsid="000880e7" style:font-style-asian="normal" style:font-style-complex="normal"/>
    </style:style>
    <style:style style:name="T44" style:family="text">
      <style:text-properties fo:font-style="normal" officeooo:rsid="000a60c3" style:font-style-asian="normal" style:font-style-complex="normal"/>
    </style:style>
    <style:style style:name="T45" style:family="text">
      <style:text-properties fo:font-style="normal" officeooo:rsid="00176928" style:font-style-asian="normal" style:font-style-complex="normal"/>
    </style:style>
    <style:style style:name="T46" style:family="text">
      <style:text-properties fo:font-style="normal" officeooo:rsid="0018dadd" style:font-style-asian="normal" style:font-style-complex="normal"/>
    </style:style>
    <style:style style:name="T47" style:family="text">
      <style:text-properties fo:font-style="normal" officeooo:rsid="001b2e76" style:font-style-asian="normal" style:font-style-complex="normal"/>
    </style:style>
    <style:style style:name="T48" style:family="text">
      <style:text-properties fo:font-style="normal" officeooo:rsid="001bd7a5" style:font-style-asian="normal" style:font-style-complex="normal"/>
    </style:style>
    <style:style style:name="T49" style:family="text">
      <style:text-properties fo:font-style="normal" officeooo:rsid="001c5e3c" style:font-style-asian="normal" style:font-style-complex="normal"/>
    </style:style>
    <style:style style:name="T50" style:family="text">
      <style:text-properties fo:font-style="normal" officeooo:rsid="001d50ad" style:font-style-asian="normal" style:font-style-complex="normal"/>
    </style:style>
    <style:style style:name="T51" style:family="text">
      <style:text-properties fo:font-style="normal" officeooo:rsid="001d799e" style:font-style-asian="normal" style:font-style-complex="normal"/>
    </style:style>
    <style:style style:name="T52" style:family="text">
      <style:text-properties fo:font-style="normal" officeooo:rsid="001f0459" style:font-style-asian="normal" style:font-style-complex="normal"/>
    </style:style>
    <style:style style:name="T53" style:family="text">
      <style:text-properties fo:font-style="normal" officeooo:rsid="002023ce" style:font-style-asian="normal" style:font-style-complex="normal"/>
    </style:style>
    <style:style style:name="T54" style:family="text">
      <style:text-properties fo:font-style="normal" officeooo:rsid="002134f9" style:font-style-asian="normal" style:font-style-complex="normal"/>
    </style:style>
    <style:style style:name="T55" style:family="text">
      <style:text-properties fo:font-style="normal" officeooo:rsid="0022e981" style:font-style-asian="normal" style:font-style-complex="normal"/>
    </style:style>
    <style:style style:name="T56" style:family="text">
      <style:text-properties fo:font-style="normal" officeooo:rsid="0029cf32" style:font-style-asian="normal" style:font-style-complex="normal"/>
    </style:style>
    <style:style style:name="T57" style:family="text">
      <style:text-properties fo:font-style="normal" officeooo:rsid="002a980c" style:font-style-asian="normal" style:font-style-complex="normal"/>
    </style:style>
    <style:style style:name="T58" style:family="text">
      <style:text-properties fo:font-style="normal" officeooo:rsid="002c4cdd" style:font-style-asian="normal" style:font-style-complex="normal"/>
    </style:style>
    <style:style style:name="T59" style:family="text">
      <style:text-properties fo:font-style="normal" style:text-underline-style="none" officeooo:rsid="000880e7" style:language-asian="es" style:country-asian="ES" style:font-style-asian="normal" style:font-style-complex="normal"/>
    </style:style>
    <style:style style:name="T60" style:family="text">
      <style:text-properties fo:font-style="normal" style:text-underline-style="none" style:font-style-asian="normal" style:font-style-complex="normal"/>
    </style:style>
    <style:style style:name="T61" style:family="text">
      <style:text-properties fo:font-style="normal" style:text-underline-style="none" officeooo:rsid="001d799e" style:font-style-asian="normal" style:font-style-complex="normal"/>
    </style:style>
    <style:style style:name="T62" style:family="text">
      <style:text-properties fo:font-style="normal" style:text-underline-style="none" officeooo:rsid="001bd7a5" style:font-style-asian="normal" style:font-style-complex="normal"/>
    </style:style>
    <style:style style:name="T63" style:family="text">
      <style:text-properties officeooo:rsid="000880e7"/>
    </style:style>
    <style:style style:name="T64" style:family="text">
      <style:text-properties style:text-underline-style="none"/>
    </style:style>
    <style:style style:name="T65" style:family="text">
      <style:text-properties style:text-underline-style="none" officeooo:rsid="000efc09"/>
    </style:style>
    <style:style style:name="T66" style:family="text">
      <style:text-properties fo:color="#2f5496" loext:opacity="100%" style:font-name="Calibri Light" fo:font-size="13pt" officeooo:rsid="000880e7" style:font-name-asian="Times New Roman" style:font-size-asian="13pt" style:font-name-complex="Times New Roman" style:font-size-complex="13pt"/>
    </style:style>
    <style:style style:name="T67" style:family="text">
      <style:text-properties officeooo:rsid="000dc5a9"/>
    </style:style>
    <style:style style:name="T68" style:family="text">
      <style:text-properties officeooo:rsid="000efc09"/>
    </style:style>
    <style:style style:name="T69" style:family="text">
      <style:text-properties officeooo:rsid="0022e981"/>
    </style:style>
    <style:style style:name="T70" style:family="text">
      <style:text-properties officeooo:rsid="0031f473"/>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SISTEMA DE COMUNICACIÓN ENTRE VEHÍCULOS DE EMERGENCIA</text:p>
      <text:p text:style-name="P36"/>
      <text:p text:style-name="P36"/>
      <text:p text:style-name="P1"/>
      <text:table-of-content text:style-name="Sect1" text:protected="true" text:name="Sumari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 de contenidos</text:p>
          </text:index-title>
          <text:p text:style-name="P7"><text:a xlink:type="simple" xlink:href="#__RefHeading___Toc327_2952987878" text:style-name="Index_20_Link" text:visited-style-name="Index_20_Link">Descripción del sistema<text:tab/>2</text:a></text:p>
          <text:p text:style-name="P8"><text:a xlink:type="simple" xlink:href="#__RefHeading___Toc329_2952987878" text:style-name="Index_20_Link" text:visited-style-name="Index_20_Link">Encendido de los nodos<text:tab/>3</text:a></text:p>
          <text:p text:style-name="P8"><text:a xlink:type="simple" xlink:href="#__RefHeading___Toc331_2952987878" text:style-name="Index_20_Link" text:visited-style-name="Index_20_Link">Descubrimiento de compañeros<text:tab/>3</text:a></text:p>
          <text:p text:style-name="P8"><text:a xlink:type="simple" xlink:href="#__RefHeading___Toc333_2952987878" text:style-name="Index_20_Link" text:visited-style-name="Index_20_Link">Compañeros inalcanzables<text:tab/>4</text:a></text:p>
          <text:p text:style-name="P8"><text:a xlink:type="simple" xlink:href="#__RefHeading___Toc543_2952987878" text:style-name="Index_20_Link" text:visited-style-name="Index_20_Link">Monitorización del estado del vehículo<text:tab/>4</text:a></text:p>
          <text:p text:style-name="P8"><text:a xlink:type="simple" xlink:href="#__RefHeading___Toc548_2952987878" text:style-name="Index_20_Link" text:visited-style-name="Index_20_Link">Mensajes de emergencias<text:tab/>4</text:a></text:p>
          <text:p text:style-name="P9"><text:a xlink:type="simple" xlink:href="#__RefHeading___Toc556_2952987878" text:style-name="Index_20_Link" text:visited-style-name="Index_20_Link"><text:span text:style-name="T42">Emergencia: Choque registrado</text:span></text:a><text:a xlink:type="simple" xlink:href="#__RefHeading___Toc556_2952987878" text:style-name="Index_20_Link" text:visited-style-name="Index_20_Link"><text:tab/>5</text:a></text:p>
          <text:p text:style-name="P9"><text:a xlink:type="simple" xlink:href="#__RefHeading___Toc558_2952987878" text:style-name="Index_20_Link" text:visited-style-name="Index_20_Link"><text:span text:style-name="T42">Emergencia: </text:span></text:a><text:a xlink:type="simple" xlink:href="#__RefHeading___Toc558_2952987878" text:style-name="Index_20_Link" text:visited-style-name="Index_20_Link">Ritmo cardíaco crítico<text:tab/>5</text:a></text:p>
          <text:p text:style-name="P9"><text:a xlink:type="simple" xlink:href="#__RefHeading___Toc562_2952987878" text:style-name="Index_20_Link" text:visited-style-name="Index_20_Link"><text:span text:style-name="T42">Emergencia: </text:span></text:a><text:a xlink:type="simple" xlink:href="#__RefHeading___Toc562_2952987878" text:style-name="Index_20_Link" text:visited-style-name="Index_20_Link">Parada cardíaca<text:tab/>5</text:a></text:p>
          <text:p text:style-name="P9"><text:a xlink:type="simple" xlink:href="#__RefHeading___Toc575_2952987878" text:style-name="Index_20_Link" text:visited-style-name="Index_20_Link">Emergencia: Activación manual<text:tab/>5</text:a></text:p>
          <text:p text:style-name="P8"><text:a xlink:type="simple" xlink:href="#__RefHeading___Toc567_2952987878" text:style-name="Index_20_Link" text:visited-style-name="Index_20_Link"><text:span text:style-name="T42">Vinculación de periféricos inalámbricos</text:span></text:a><text:a xlink:type="simple" xlink:href="#__RefHeading___Toc567_2952987878" text:style-name="Index_20_Link" text:visited-style-name="Index_20_Link"><text:tab/>6</text:a></text:p>
          <text:p text:style-name="P8"><text:a xlink:type="simple" xlink:href="#__RefHeading___Toc570_2952987878" text:style-name="Index_20_Link" text:visited-style-name="Index_20_Link"><text:span text:style-name="T42">Desv</text:span></text:a><text:a xlink:type="simple" xlink:href="#__RefHeading___Toc570_2952987878" text:style-name="Index_20_Link" text:visited-style-name="Index_20_Link"><text:span text:style-name="T42">inculación de periféricos inalámbricos</text:span></text:a><text:a xlink:type="simple" xlink:href="#__RefHeading___Toc570_2952987878" text:style-name="Index_20_Link" text:visited-style-name="Index_20_Link"><text:tab/>6</text:a></text:p>
          <text:p text:style-name="P8"><text:a xlink:type="simple" xlink:href="#__RefHeading___Toc572_2952987878" text:style-name="Index_20_Link" text:visited-style-name="Index_20_Link">Comunicación mediante la emisoras<text:tab/>6</text:a></text:p>
          <text:p text:style-name="P7"><text:a xlink:type="simple" xlink:href="#__RefHeading___Toc578_2952987878" text:style-name="Index_20_Link" text:visited-style-name="Index_20_Link">Modelado del sistema<text:tab/>7</text:a></text:p>
          <text:p text:style-name="P8"><text:a xlink:type="simple" xlink:href="#__RefHeading___Toc580_2952987878" text:style-name="Index_20_Link" text:visited-style-name="Index_20_Link">Ca<text:tab/>7</text:a></text:p>
        </text:index-body>
      </text:table-of-content>
      <text:h text:style-name="P11" text:outline-level="1"/>
      <text:h text:style-name="P12" text:outline-level="1"><text:bookmark-start text:name="__RefHeading___Toc327_2952987878"/>Descripción del sistema<text:bookmark-end text:name="__RefHeading___Toc327_2952987878"/></text:h>
      <text:p text:style-name="P2">El presente sistema pretende modelar la comunicación entre los diferentes vehículos de emergencias que pertenece<text:span text:style-name="T70">n</text:span> a una misma unidad, de modo que estos puedan permanecer continuamente en contacto, tanto entre sí como con un sistema de monitorización central.</text:p>
      <text:p text:style-name="P3">Dentro del sistema podemos definir dos tipos de nodos:</text:p>
      <text:list xml:id="list2032217136" text:style-name="L6">
        <text:list-item>
          <text:p text:style-name="P34"><text:span text:style-name="Fuente_20_de_20_párrafo_20_predeter."><text:span text:style-name="T1">Nodo vehículo:</text:span></text:span><text:span text:style-name="Fuente_20_de_20_párrafo_20_predeter."><text:span text:style-name="T3"> Representa a uno de los vehículos que componen el sistema y cuya función es comunicarse tanto con el resto de los vehículos como con el sistema central. En la práctica es utilizado para monitorizar el estado del vehículo, informar de automática</text:span></text:span><text:span text:style-name="Fuente_20_de_20_párrafo_20_predeter."><text:span text:style-name="T10">mente</text:span></text:span><text:span text:style-name="Fuente_20_de_20_párrafo_20_predeter."><text:span text:style-name="T3"> los eventos importantes que se produzcan en el mismo y mantener el contacto con los demás </text:span></text:span><text:span text:style-name="Fuente_20_de_20_párrafo_20_predeter."><text:span text:style-name="T10">nodos</text:span></text:span><text:span text:style-name="Fuente_20_de_20_párrafo_20_predeter."><text:span text:style-name="T3"> de la unidad. </text:span></text:span><text:span text:style-name="Fuente_20_de_20_párrafo_20_predeter."><text:span text:style-name="T6">Por otra parte, este tipo de nodos contiene diferentes periféricos con los que obtener información de la situación:</text:span></text:span></text:p>
          <text:list>
            <text:list-item>
              <text:p text:style-name="P33"><text:span text:style-name="Fuente_20_de_20_párrafo_20_predeter."><text:span text:style-name="T2">Pantalla LCD: </text:span></text:span><text:span text:style-name="Fuente_20_de_20_párrafo_20_predeter."><text:span text:style-name="T21">Pantalla con la que mostrar información a los usuarios que integran vehículo, la cual puede provenir del mismo nodo o de nodos externos.</text:span></text:span></text:p>
            </text:list-item>
            <text:list-item>
              <text:p text:style-name="P33"><text:span text:style-name="Fuente_20_de_20_párrafo_20_predeter."><text:span text:style-name="T2">Teclado:</text:span></text:span><text:span text:style-name="Fuente_20_de_20_párrafo_20_predeter."><text:span text:style-name="T21"> Periférico de entrada mediante el que los integrantes del vehículo puede interaccionar con el sistema </text:span></text:span><text:span text:style-name="Fuente_20_de_20_párrafo_20_predeter."><text:span text:style-name="T23">modificando la configuración </text:span></text:span><text:span text:style-name="Fuente_20_de_20_párrafo_20_predeter."><text:span text:style-name="T21"><text:s/></text:span></text:span><text:span text:style-name="Fuente_20_de_20_párrafo_20_predeter."><text:span text:style-name="T22">y navega</text:span></text:span><text:span text:style-name="Fuente_20_de_20_párrafo_20_predeter."><text:span text:style-name="T23">ndo</text:span></text:span><text:span text:style-name="Fuente_20_de_20_párrafo_20_predeter."><text:span text:style-name="T22"> a través de los datos mostrados en la pantalla LCD.</text:span></text:span></text:p>
            </text:list-item>
            <text:list-item>
              <text:p text:style-name="P33"><text:span text:style-name="T36">Velocímetro: </text:span><text:span text:style-name="T37">Obtiene información sobre la velocidad del vehículo</text:span><text:span text:style-name="T38"> </text:span><text:span text:style-name="T40">en tiempo real.</text:span></text:p>
            </text:list-item>
            <text:list-item>
              <text:p text:style-name="P33"><text:span text:style-name="T36">Sensor de giro: </text:span><text:span text:style-name="T37">Utilizado para obtener información </text:span><text:span text:style-name="T38">en tiempo real</text:span><text:span text:style-name="T37"> sobre la dirección a la cual se dirige el vehículo.</text:span></text:p>
            </text:list-item>
            <text:list-item>
              <text:p text:style-name="P41">Sensor de temperatura Interno: <text:span text:style-name="T37">Mide en todo momento la temperatura interna que existe dentro del vehículo.</text:span></text:p>
            </text:list-item>
            <text:list-item>
              <text:p text:style-name="P41">Sensor de temperatura externo: <text:span text:style-name="T37">Mide en todo momento la temperatura externa que existe en torno al vehículo.</text:span></text:p>
            </text:list-item>
            <text:list-item>
              <text:p text:style-name="P42">Sensor de humedad:<text:span text:style-name="T37"> Mide la humedad que existe en torno al vehículo con el fin de poder determinar la situación meteorológica del lugar.</text:span></text:p>
            </text:list-item>
            <text:list-item>
              <text:p text:style-name="P33"><text:span text:style-name="T36">Sensores de colisión: </text:span><text:span text:style-name="T37">Detectan la producción de impactos sobre el vehículo. Existen varios sobre el mismo y en base a los resultados obtenidos en conjunto se pueden deducir diferentes situaciones.</text:span></text:p>
            </text:list-item>
            <text:list-item>
              <text:p text:style-name="P33"><text:span text:style-name="T36">Módulo wi-fi: </text:span><text:span text:style-name="T37">Utilizado para comunicarse con los demás nodos que integran la unidad.</text:span></text:p>
            </text:list-item>
            <text:list-item>
              <text:p text:style-name="P33"><text:span text:style-name="T36">Medidores de ritmo cardiaco:</text:span><text:span text:style-name="T37"> Estos periféricos se comunican con el vehículo mediante el módulo wi-fi integrado en el mismo y sirven para indicar continuamente el ritmo cardíaco de </text:span><text:span text:style-name="T41">sus</text:span><text:span text:style-name="T37"> integrantes. </text:span><text:span text:style-name="T39">Cada uno de estos periféricos es asociado al perfil de uno de los integrantes del vehículo.</text:span></text:p>
            </text:list-item>
            <text:list-item>
              <text:p text:style-name="P43">Emisora de voz:<text:span text:style-name="T37"> Periférico de comunicación rápida destinado a ser utilizado </text:span><text:span text:style-name="T41">directamente por </text:span><text:span text:style-name="T37"><text:s/>los integrantes del </text:span><text:span text:style-name="T41">vehículo</text:span><text:span text:style-name="T37">. </text:span><text:span text:style-name="T39">Su funcionamiento consiste en enviar la voz emitida por el usuario al nodo vehículo, el cual la procesará posteriormente </text:span><text:span text:style-name="T41">para comunicarla con otros nodos.</text:span></text:p>
            </text:list-item>
          </text:list>
        </text:list-item>
        <text:list-item>
          <text:p text:style-name="P33"><text:soft-page-break/><text:span text:style-name="Fuente_20_de_20_párrafo_20_predeter."><text:span text:style-name="T1">Nodo servidor:</text:span></text:span><text:span text:style-name="Fuente_20_de_20_párrafo_20_predeter."><text:span text:style-name="T3"> Representa al sistema central y en la práctica es utilizado para establecer una comunicación directa entre el equipo base y aquellos que ocupan los vehículos que forman parte del sistema. Su función es mostrar </text:span></text:span><text:span text:style-name="Fuente_20_de_20_párrafo_20_predeter."><text:span text:style-name="T11">y transmitir</text:span></text:span><text:span text:style-name="Fuente_20_de_20_párrafo_20_predeter."><text:span text:style-name="T3"> información sobre el estado de los diferentes vehículos y </text:span></text:span><text:span text:style-name="Fuente_20_de_20_párrafo_20_predeter."><text:span text:style-name="T11">sus integrantes.</text:span></text:span><text:span text:style-name="Fuente_20_de_20_párrafo_20_predeter."><text:span text:style-name="T3"> </text:span></text:span><text:span text:style-name="Fuente_20_de_20_párrafo_20_predeter."><text:span text:style-name="T7">No se tiene en cuenta que este tipo de nodo disponga de dispositivos, ya que lo ideal es que su función sea desarrollada mediante un ordenador convencional.</text:span></text:span></text:p>
        </text:list-item>
      </text:list>
      <text:h text:style-name="P14" text:outline-level="2"><text:bookmark-start text:name="__RefHeading___Toc329_2952987878"/>Encendido de los nodos<text:bookmark-end text:name="__RefHeading___Toc329_2952987878"/></text:h>
      <text:p text:style-name="P5"><text:span text:style-name="Fuente_20_de_20_párrafo_20_predeter."><text:span text:style-name="T3">Cuando los nodos vehículo se encuentran estado </text:span></text:span><text:span text:style-name="Fuente_20_de_20_párrafo_20_predeter."><text:span text:style-name="T12">No operativo</text:span></text:span><text:span text:style-name="Fuente_20_de_20_párrafo_20_predeter."><text:span text:style-name="T3"> no realizan ninguna acción ni se comunican con el resto de los nodos, </text:span></text:span><text:span text:style-name="Fuente_20_de_20_párrafo_20_predeter."><text:span text:style-name="T4">sin embargo, pueden pasar al estado </text:span></text:span><text:span text:style-name="Fuente_20_de_20_párrafo_20_predeter."><text:span text:style-name="T13">Operativo</text:span></text:span><text:span text:style-name="Fuente_20_de_20_párrafo_20_predeter."><text:span text:style-name="T16"> cuando el usuario enciende el sistema</text:span></text:span><text:span text:style-name="Fuente_20_de_20_párrafo_20_predeter."><text:span text:style-name="T3">. </text:span></text:span><text:span text:style-name="Fuente_20_de_20_párrafo_20_predeter."><text:span text:style-name="T4">Esta acción puede ser realizada tanto con los nodos de tipo vehículo como con los nodos de tipo servidor.</text:span></text:span></text:p>
      <text:p text:style-name="P5"><text:span text:style-name="Fuente_20_de_20_párrafo_20_predeter."><text:span text:style-name="T4">Cuando un nodo de tipo vehículo pasa a </text:span></text:span><text:span text:style-name="Fuente_20_de_20_párrafo_20_predeter."><text:span text:style-name="T3">estado </text:span></text:span><text:span text:style-name="Fuente_20_de_20_párrafo_20_predeter."><text:span text:style-name="T12">Operativo</text:span></text:span><text:span text:style-name="Fuente_20_de_20_párrafo_20_predeter."><text:span text:style-name="T3"> la primera acción </text:span></text:span><text:span text:style-name="Fuente_20_de_20_párrafo_20_predeter."><text:span text:style-name="T4">que debe realizar es inicializar el </text:span></text:span><text:span text:style-name="Fuente_20_de_20_párrafo_20_predeter."><text:span text:style-name="T5">propio nodo</text:span></text:span><text:span text:style-name="Fuente_20_de_20_párrafo_20_predeter."><text:span text:style-name="T4">. Para esto debe llevar a cabo los siguientes pasos:</text:span></text:span></text:p>
      <text:list xml:id="list2595845975" text:style-name="L2">
        <text:list-item>
          <text:p text:style-name="P27"><text:span text:style-name="Fuente_20_de_20_párrafo_20_predeter."><text:span text:style-name="T4">Configurar el acceso a cada uno de los puertos utilizados en el nodo por los cuales se lleva a cabo la comunicación con los periféricos.</text:span></text:span></text:p>
        </text:list-item>
        <text:list-item>
          <text:p text:style-name="P28"><text:span text:style-name="Fuente_20_de_20_párrafo_20_predeter."><text:span text:style-name="T5">Comprobar que los periféricos se encuentran correctamente conectados al nodo.</text:span></text:span></text:p>
        </text:list-item>
        <text:list-item>
          <text:p text:style-name="P28"><text:span text:style-name="Fuente_20_de_20_párrafo_20_predeter."><text:span text:style-name="T5">Realizar acciones de configuración en cada uno de los periféricos para verificar que estos funcionan de manera adecuada.</text:span></text:span></text:p>
        </text:list-item>
        <text:list-item>
          <text:p text:style-name="P28"><text:span text:style-name="Fuente_20_de_20_párrafo_20_predeter."><text:span text:style-name="T5">Registrar los resultados obtenidos de la configuración inicial.</text:span></text:span></text:p>
        </text:list-item>
        <text:list-item>
          <text:p text:style-name="P29"><text:span text:style-name="Fuente_20_de_20_párrafo_20_predeter."><text:span text:style-name="T6">Mostrar los resultados de la inicialización mediante</text:span></text:span></text:p>
        </text:list-item>
      </text:list>
      <text:p text:style-name="P6"><text:span text:style-name="Fuente_20_de_20_párrafo_20_predeter."><text:span text:style-name="T5">Una vez llevada a cabo la inicialización de nodo, el próximo paso </text:span></text:span><text:span text:style-name="Fuente_20_de_20_párrafo_20_predeter."><text:span text:style-name="T20">e</text:span></text:span><text:span text:style-name="Fuente_20_de_20_párrafo_20_predeter."><text:span text:style-name="T19">s</text:span></text:span><text:span text:style-name="Fuente_20_de_20_párrafo_20_predeter."><text:span text:style-name="T3"> descubrir </text:span></text:span><text:span text:style-name="Fuente_20_de_20_párrafo_20_predeter."><text:span text:style-name="T5">a los vecinos </text:span></text:span><text:span text:style-name="Fuente_20_de_20_párrafo_20_predeter."><text:span text:style-name="T3">que forman el sistema </text:span></text:span><text:span text:style-name="Fuente_20_de_20_párrafo_20_predeter."><text:span text:style-name="T5">con el objetivo</text:span></text:span><text:span text:style-name="Fuente_20_de_20_párrafo_20_predeter."><text:span text:style-name="T3"> poder establecer una comunicación directa tanto con al menos un nodo servidor como los demás nodos vehículo.</text:span></text:span></text:p>
      <text:h text:style-name="P14" text:outline-level="2"><text:bookmark-start text:name="__RefHeading___Toc331_2952987878"/>Descubrimiento de<text:span text:style-name="T63"> </text:span><text:span text:style-name="T66">compañeros</text:span> <text:bookmark-end text:name="__RefHeading___Toc331_2952987878"/></text:h>
      <text:p text:style-name="P30"><text:span text:style-name="Fuente_20_de_20_párrafo_20_predeter."><text:span text:style-name="T24">El descubrimiento de </text:span></text:span><text:span text:style-name="Fuente_20_de_20_párrafo_20_predeter."><text:span text:style-name="T25">forman parte del mismo sistema, también denominados </text:span></text:span><text:span text:style-name="Fuente_20_de_20_párrafo_20_predeter."><text:span text:style-name="T26">compañeros,</text:span></text:span><text:span text:style-name="Fuente_20_de_20_párrafo_20_predeter."><text:span text:style-name="T24"> se lleva a cabo mediante el envío y recepción de un mensaje de tipo </text:span></text:span><text:span text:style-name="Fuente_20_de_20_párrafo_20_predeter."><text:span text:style-name="T26">HELLO</text:span></text:span><text:span text:style-name="Fuente_20_de_20_párrafo_20_predeter."><text:span text:style-name="T24">, el cual es emitido de forma periódica cada </text:span></text:span><text:span text:style-name="Fuente_20_de_20_párrafo_20_predeter."><text:span text:style-name="T25">2</text:span></text:span><text:span text:style-name="Fuente_20_de_20_párrafo_20_predeter."><text:span text:style-name="T24"> segundos y contiene el número de identificación de la unidad a la cual pertenece el vehículo.</text:span></text:span></text:p>
      <text:p text:style-name="P30"><text:span text:style-name="Fuente_20_de_20_párrafo_20_predeter."><text:span text:style-name="T3">Cuando un nodo recibe un mensaje </text:span></text:span><text:span text:style-name="Fuente_20_de_20_párrafo_20_predeter."><text:span text:style-name="T12">HELLO</text:span></text:span><text:span text:style-name="Fuente_20_de_20_párrafo_20_predeter."><text:span text:style-name="T3"> </text:span></text:span><text:span text:style-name="Fuente_20_de_20_párrafo_20_predeter."><text:span text:style-name="T8">proveniente de un compañero que no tiene registrado en ese momento, </text:span></text:span><text:span text:style-name="Fuente_20_de_20_párrafo_20_predeter."><text:span text:style-name="T3">e independientemente de si es de tipo vehículo o de tipo servidor, guardará la información del emisor para poder comunicarse posteriormente con él </text:span></text:span><text:span text:style-name="Fuente_20_de_20_párrafo_20_predeter."><text:span text:style-name="T8">y asociará a la misma un contador inicializado a cero. </text:span></text:span><text:span text:style-name="Fuente_20_de_20_párrafo_20_predeter."><text:span text:style-name="T9">Además de esto, el nodo será marcado como </text:span></text:span><text:span text:style-name="Fuente_20_de_20_párrafo_20_predeter."><text:span text:style-name="T14">habilitado</text:span></text:span><text:span text:style-name="Fuente_20_de_20_párrafo_20_predeter."><text:span text:style-name="T17">, lo cual indica que no hay ningún problema de conexión con el mismo.</text:span></text:span></text:p>
      <text:p text:style-name="P32"><text:span text:style-name="Fuente_20_de_20_párrafo_20_predeter."><text:span text:style-name="T18">Debido a que los nodos de tipo </text:span></text:span><text:span text:style-name="Fuente_20_de_20_párrafo_20_predeter."><text:span text:style-name="T15">servidor</text:span></text:span><text:span text:style-name="Fuente_20_de_20_párrafo_20_predeter."><text:span text:style-name="T18"> son los que constituyen el sistema central, estos tienen acceso a la base de datos por al que saben en todo momento la información relacionada con cada una de las unidades y de los nodos vehículos que tienen asociados.</text:span></text:span></text:p>
      <text:p text:style-name="P31"><text:span text:style-name="Fuente_20_de_20_párrafo_20_predeter."><text:span text:style-name="T17">Por otra parte, los nodos de tipo </text:span></text:span><text:span text:style-name="Fuente_20_de_20_párrafo_20_predeter."><text:span text:style-name="T14">servidor</text:span></text:span><text:span text:style-name="Fuente_20_de_20_párrafo_20_predeter."><text:span text:style-name="T17"> no envían mensajes de tipo </text:span></text:span><text:span text:style-name="Fuente_20_de_20_párrafo_20_predeter."><text:span text:style-name="T14">HELLO</text:span></text:span><text:span text:style-name="Fuente_20_de_20_párrafo_20_predeter."><text:span text:style-name="T17">, pero que siempre se encuentran a la espera de recibirlos.</text:span></text:span></text:p>
      <text:h text:style-name="P16" text:outline-level="2"><text:bookmark-start text:name="__RefHeading___Toc333_2952987878"/><text:soft-page-break/><text:span text:style-name="Fuente_20_de_20_párrafo_20_predeter."><text:span text:style-name="T63">Compañeros inalcanzables</text:span></text:span><text:bookmark-end text:name="__RefHeading___Toc333_2952987878"/></text:h>
      <text:p text:style-name="P4"><text:span text:style-name="Fuente_20_de_20_párrafo_20_predeter."><text:span text:style-name="T24">Cuando un nodo recibe un mensaje </text:span></text:span><text:span text:style-name="Fuente_20_de_20_párrafo_20_predeter."><text:span text:style-name="T27">HELLO</text:span></text:span> proveniente de otro nodo de tipo vehículo <text:span text:style-name="T63">el cual ya tiene registrado en ese momento</text:span>, este reiniciará el contador asociado a los datos de dicho vehículo. En<text:span text:style-name="Fuente_20_de_20_párrafo_20_predeter."><text:span text:style-name="T24"> el caso de que un nodo de tipo permanezca más de </text:span></text:span><text:span text:style-name="Fuente_20_de_20_párrafo_20_predeter."><text:span text:style-name="T25">6 </text:span></text:span><text:span text:style-name="Fuente_20_de_20_párrafo_20_predeter."><text:span text:style-name="T59">segundos</text:span></text:span><text:span text:style-name="Fuente_20_de_20_párrafo_20_predeter."><text:span text:style-name="T24"> sin recibir un mensaje </text:span></text:span><text:span text:style-name="Fuente_20_de_20_párrafo_20_predeter."><text:span text:style-name="T26">HELLO</text:span></text:span> de alguno de los nodo de tipo vehículo que conoce, asumirá que este no se encuentra <text:span text:style-name="T63">disponible</text:span> y lo <text:span text:style-name="T63">marcará como </text:span><text:span text:style-name="T28">inalcanzable</text:span><text:span text:style-name="T63">.</text:span></text:p>
      <text:p text:style-name="P31">En el caso de que se reciba un mensaje de tipo <text:span text:style-name="Fuente_20_de_20_párrafo_20_predeter."><text:span text:style-name="T27">HELLO</text:span></text:span> proveniente de un nodo vehículo que <text:span text:style-name="T63">se encuentra marcado como</text:span><text:span text:style-name="T28"> inalcanzable</text:span><text:span text:style-name="T43">, </text:span><text:span text:style-name="T44">este volverá a el estado </text:span><text:span text:style-name="T29">habilitado</text:span><text:span text:style-name="T44"> y el contador asignado al mismo se reiniciará.</text:span></text:p>
      <text:h text:style-name="P15" text:outline-level="2"><text:bookmark-start text:name="__RefHeading___Toc543_2952987878"/>Monitorización del estado del vehículo<text:bookmark-end text:name="__RefHeading___Toc543_2952987878"/></text:h>
      <text:p text:style-name="P4">Cuando un nodo de tipo vehículo conoce uno o más nodos de tipo servidor, los cuales pertenecen a su misma unidad, <text:span text:style-name="T67">este </text:span>comienza a enviarles mensajes de tipo <text:span text:style-name="Fuente_20_de_20_párrafo_20_predeter."><text:span text:style-name="T27">INFO</text:span></text:span>, los cuales <text:span text:style-name="T67">contienen</text:span> información a cerca del estado actual del vehículo <text:span text:style-name="T67">y de sus integrantes. Esta información contiene los siguientes aspectos:</text:span></text:p>
      <text:list xml:id="list645676456" text:style-name="L4">
        <text:list-item>
          <text:p text:style-name="P38">Velocidad actual del vehículo.</text:p>
        </text:list-item>
        <text:list-item>
          <text:p text:style-name="P38">Dirección <text:span text:style-name="T68">actual </text:span>del v<text:span text:style-name="T68">ehículo.</text:span></text:p>
        </text:list-item>
        <text:list-item>
          <text:p text:style-name="P44">Temperatura interna del vehículo.</text:p>
        </text:list-item>
        <text:list-item>
          <text:p text:style-name="P44">Temperatura externa en torno al vehículo.</text:p>
        </text:list-item>
        <text:list-item>
          <text:p text:style-name="P44">Nivel de humedad en torno al vehículo.</text:p>
        </text:list-item>
        <text:list-item>
          <text:p text:style-name="P39">Ritmo cardíaco medido por parte de cada uno de los dispositivos asociados.</text:p>
        </text:list-item>
      </text:list>
      <text:p text:style-name="P40">Esta información es actualizada en tiempo real mediante los diferente periféricos asociados al nodo <text:span text:style-name="T27">vehículo</text:span><text:span text:style-name="T42"> mediante el módulo wi-fi integrado en el mismo.</text:span></text:p>
      <text:p text:style-name="P37"><text:span text:style-name="T68">Como podemos ver, </text:span><text:span text:style-name="T65">e</text:span><text:span text:style-name="T64">stos</text:span> mensajes contienen información de monitorización general, sin embargo, no están destinados a informar a cerca de eventos de emergencia como puede ser una colisión o la entrada en parada de uno de los integrantes del vehículo. </text:p>
      <text:h text:style-name="P17" text:outline-level="2"><text:bookmark-start text:name="__RefHeading___Toc548_2952987878"/>Mensajes de emergencias<text:bookmark-end text:name="__RefHeading___Toc548_2952987878"/></text:h>
      <text:p text:style-name="P45">De manera adicional a los mensajes de tipo <text:span text:style-name="T27">INFO</text:span><text:span text:style-name="T42">, existen otros mensajes que únicamente son enviados en caso de emergencia. </text:span><text:span text:style-name="T48">A</text:span><text:span text:style-name="T45"> diferencia de los </text:span><text:span text:style-name="T48">mensajes </text:span><text:span text:style-name="T45">anteriores, </text:span><text:span text:style-name="T48">estos </text:span><text:span text:style-name="T45">son emitidos hacia todos los nodos </text:span><text:span text:style-name="T30">compañeros</text:span><text:span text:style-name="T45"> conocidos por el nodo </text:span><text:span text:style-name="T30">vehículo </text:span><text:span text:style-name="T45">con el fin </text:span><text:span text:style-name="T46">de poder aumentar las capacidades de informar sobre la emergencia en cuestión.</text:span></text:p>
      <text:p text:style-name="P46"><text:span text:style-name="T42">Estos mensajes son de tipo </text:span><text:span text:style-name="T27">EMERGENCY</text:span><text:span text:style-name="T42"> y contienen información exclusiva sobre todas </text:span><text:span text:style-name="T47">las</text:span><text:span text:style-name="T42"> situaciones de emergencia </text:span><text:span text:style-name="T48">en las </text:span><text:span text:style-name="T42">que el vehículo se encuentra en dicho momento.</text:span></text:p>
      <text:p text:style-name="P46"><text:span text:style-name="T51">Cuando un un nodo </text:span><text:span text:style-name="T53">de tipo </text:span><text:span text:style-name="T33">servidor </text:span><text:span text:style-name="T52">recibe un</text:span><text:span text:style-name="T51"> </text:span><text:span text:style-name="T52">mensaje de tipo</text:span><text:span text:style-name="T32"> </text:span><text:span text:style-name="T33">EMERGENCY</text:span><text:span text:style-name="T32"> </text:span><text:span text:style-name="T52">proveniente de uno de sus </text:span><text:span text:style-name="T32">compañeros</text:span><text:span text:style-name="T52">, este deberá asentir al mensaje mediante un mensaje del tipo </text:span><text:span text:style-name="T32">ACK EMERGENCY</text:span><text:span text:style-name="T52">, donde detallará todos los </text:span><text:span text:style-name="T53">mensajes de error que han sido recibidos.</text:span></text:p>
      <text:p text:style-name="P49"><text:span text:style-name="T51">P</text:span><text:span text:style-name="T42">or el contrario, en el caso de que un nodo de tipo </text:span><text:span text:style-name="T27">vehículo</text:span><text:span text:style-name="T42"> reciba un mensaje de tipo </text:span><text:span text:style-name="T27">EMERGENCY</text:span><text:span text:style-name="T42"> este no </text:span><text:span text:style-name="T56">enviará ningún mensaje de asentimiento al mismo</text:span><text:span text:style-name="T42">, con el fin de que pueda ser propagado correctamente hasta el nodo de tipo </text:span><text:span text:style-name="T27">serv</text:span><text:span text:style-name="T35">i</text:span><text:span text:style-name="T27">dor</text:span><text:span text:style-name="T42">. <text:s/></text:span><text:span text:style-name="T56">Sin embargo, en el caso dicho nodo mantenga una comunicación estable con un nodo de tipo </text:span><text:span text:style-name="T35">servidor</text:span><text:span text:style-name="T56">, reenviará el mensaje hacia el mismo.</text:span></text:p>
      <text:p text:style-name="P53"><text:soft-page-break/><text:span text:style-name="T42">Esto puede provocar que un nodo </text:span><text:span text:style-name="T27">servidor</text:span><text:span text:style-name="T42"> reciba varios mensajes </text:span><text:span text:style-name="T27">EMERGENCY</text:span><text:span text:style-name="T42"> provenientes de distintos nodos </text:span><text:span text:style-name="T27">vehículo</text:span><text:span text:style-name="T42">, aunque con el mismo emisor inicial. Todos los mensajes deben ser respondidas con un </text:span><text:span text:style-name="T27">ACK EMERGENCY</text:span><text:span text:style-name="T42"> por parte del nodo </text:span><text:span text:style-name="T27">servidor</text:span><text:span text:style-name="T42"> hacia el nodo que inicialmente los generó.</text:span></text:p>
      <text:p text:style-name="P51"><text:span text:style-name="T53">C</text:span><text:span text:style-name="T42">uando el nodo </text:span><text:span text:style-name="T27">vehículo</text:span><text:span text:style-name="T42"> encargado que emite dichos mensajes recibe el mensaje </text:span><text:span text:style-name="T27">ACK EMERGENCY</text:span><text:span text:style-name="T42">, entonces actualizará chicos datos como </text:span><text:span text:style-name="T27">asentidos </text:span><text:span text:style-name="T42">y dejará de incluirlos en los próximos mensajes </text:span><text:span text:style-name="T27">EMERGENCY</text:span><text:span text:style-name="T42">. En el caso de que todas las situaciones catalogadas como emergencia existentes hayan sido atendidas, el nodo </text:span><text:span text:style-name="T27">vehículo</text:span><text:span text:style-name="T42"> dejará de emitir dichos mensajes.</text:span></text:p>
      <text:p text:style-name="P47"><text:span text:style-name="T56">Puede darse el caso de que el nodo reciba mensajes </text:span><text:span text:style-name="T35">ACK EMERGENCY </text:span><text:span text:style-name="T56">que asienten emergencias que ya han sido marcadas como </text:span><text:span text:style-name="T35">asentidas,</text:span><text:span text:style-name="T56"> en cuyo caso no se realiza ninguna acción adicional sobre dichos datos ni se reenvía ningún mensaje.</text:span></text:p>
      <text:p text:style-name="P47"><text:span text:style-name="T51">A continuación </text:span><text:span text:style-name="T61">d</text:span><text:span text:style-name="T62">etallamos</text:span><text:span text:style-name="T48"> como se producen cada una de situaciones </text:span><text:span text:style-name="T54">clasificadas como emergencia</text:span><text:span text:style-name="T48">.</text:span></text:p>
      <text:h text:style-name="P22" text:outline-level="3"><text:bookmark-start text:name="__RefHeading___Toc556_2952987878"/><text:span text:style-name="T48">Emergencia: Choque registrado</text:span><text:bookmark-end text:name="__RefHeading___Toc556_2952987878"/></text:h>
      <text:p text:style-name="P35"><text:span text:style-name="T48">E</text:span><text:span text:style-name="T49">n el caso de que uno de los detectores de colisión situados en torno al vehículo detecte la producción de un posible choque, este lanzará una interrupción que avisará al módulo </text:span><text:span text:style-name="T31">vehículo,</text:span><text:span text:style-name="T49"> </text:span><text:span text:style-name="T50">el</text:span><text:span text:style-name="T49"> cuá</text:span><text:span text:style-name="T50">l</text:span><text:span text:style-name="T49"> registraré el evento como una emergencia, </text:span><text:span text:style-name="T54">las marcará como</text:span><text:span text:style-name="T34"> no atendida</text:span><text:span text:style-name="T31"> </text:span><text:span text:style-name="T49">y procederá a enviar </text:span><text:span text:style-name="T55">los correspondientes</text:span><text:span text:style-name="T49"> mensajes de tipo </text:span><text:span text:style-name="T31">EMERGENCY</text:span><text:span text:style-name="T49">.</text:span></text:p>
      <text:p text:style-name="P48"><text:span text:style-name="T51">E</text:span><text:span text:style-name="T42">L vehículo dispone de varios sensores de colisión, cada uno de los cuales se identifica como una excepción distinta y son registrados por el nodo </text:span><text:span text:style-name="T27">vehículo</text:span><text:span text:style-name="T42"> de manera independiente. Esto se realiza así con el fin de tener más exactitud a la hora de examinar las condiciones del vehículo.</text:span></text:p>
      <text:h text:style-name="P23" text:outline-level="3"><text:bookmark-start text:name="__RefHeading___Toc558_2952987878"/><text:span text:style-name="T42">Emergencia: </text:span><text:span text:style-name="T69">Ritmo cardíaco crítico</text:span><text:bookmark-end text:name="__RefHeading___Toc558_2952987878"/></text:h>
      <text:p text:style-name="P50"><text:span text:style-name="T42">La frecuencia cardíaca de los integrantes del vehículo se mide de forma continua gracias a los periféricos </text:span><text:span text:style-name="T55">medidores de ritmo cardíaco. En el caso de que se detecte un ritmo cardíaco por encima de un umbral máximo o por debajo de un umbral mínimo determinados, dicho periférico emitirá una interrupción que avisará</text:span><text:span text:style-name="T49"> al módulo </text:span><text:span text:style-name="T31">vehículo,</text:span><text:span text:style-name="T49"> </text:span><text:span text:style-name="T50">el</text:span><text:span text:style-name="T49"> cuá</text:span><text:span text:style-name="T50">l</text:span><text:span text:style-name="T49"> registrará el evento como una emergencia, </text:span><text:span text:style-name="T42">las marcará como</text:span><text:span text:style-name="T27"> no atendida</text:span><text:span text:style-name="T31"> </text:span><text:span text:style-name="T49">y procederá a enviar </text:span><text:span text:style-name="T55">los correspondientes</text:span><text:span text:style-name="T49"> mensajes de tipo </text:span><text:span text:style-name="T31">EMERGENCY</text:span><text:span text:style-name="T49">.</text:span></text:p>
      <text:h text:style-name="P24" text:outline-level="3"><text:bookmark-start text:name="__RefHeading___Toc562_2952987878"/><text:span text:style-name="T49">Emergencia: </text:span><text:span text:style-name="T69">Parada cardíaca</text:span><text:bookmark-end text:name="__RefHeading___Toc562_2952987878"/></text:h>
      <text:p text:style-name="P52"><text:span text:style-name="T49">E</text:span><text:span text:style-name="T42">n el caso de que uno de los medidores de ritmo cardiaco detecte una parada en el pulso del usuario, este emitirá una interrupción </text:span><text:span text:style-name="T55">que avisará</text:span><text:span text:style-name="T49"> al módulo </text:span><text:span text:style-name="T31">vehículo</text:span><text:span text:style-name="T49">, </text:span><text:span text:style-name="T50">el</text:span><text:span text:style-name="T49"> cuá</text:span><text:span text:style-name="T50">l</text:span><text:span text:style-name="T49"> registrará el evento como una emergencia, </text:span><text:span text:style-name="T54">las marcará como</text:span><text:span text:style-name="T34"> no atendida</text:span><text:span text:style-name="T31"> </text:span><text:span text:style-name="T49">y procederá a enviar </text:span><text:span text:style-name="T55">los correspondientes</text:span><text:span text:style-name="T49"> mensajes de tipo </text:span><text:span text:style-name="T31">EMERGENCY</text:span><text:span text:style-name="T49">.</text:span></text:p>
      <text:h text:style-name="P25" text:outline-level="3"><text:bookmark-start text:name="__RefHeading___Toc575_2952987878"/>Emergencia: Activación manual<text:bookmark-end text:name="__RefHeading___Toc575_2952987878"/></text:h>
      <text:p text:style-name="P57"><text:span text:style-name="T55">P</text:span><text:span text:style-name="T42">uede darse el caso de que el equipo que integra el vehículo se encuentre en una situación de emergencia sin que los sensores la hayan detectado, para lo cual se habilita la opción de solicitar un mensaje de emergencia manual. Este mensaje puede ser activado a través de dos vías:</text:span></text:p>
      <text:list xml:id="list12375163" text:style-name="L7">
        <text:list-item>
          <text:p text:style-name="P58"><text:soft-page-break/><text:span text:style-name="T42">Mediante la interacción con el teclado y al pantalla LCD del nodo </text:span><text:span text:style-name="T27">vehículo</text:span><text:span text:style-name="T42"> en cuestión.</text:span></text:p>
        </text:list-item>
        <text:list-item>
          <text:p text:style-name="P58"><text:span text:style-name="T42">Mediante el uso de las emisoras inalámbricas vinculadas al nodo </text:span><text:span text:style-name="T27">vehiculo</text:span><text:span text:style-name="T42">.</text:span></text:p>
        </text:list-item>
      </text:list>
      <text:h text:style-name="P18" text:outline-level="2"><text:bookmark-start text:name="__RefHeading___Toc567_2952987878"/><text:span text:style-name="T42">Vinculación de periféricos inalámbricos </text:span><text:bookmark-end text:name="__RefHeading___Toc567_2952987878"/></text:h>
      <text:p text:style-name="P54"><text:span text:style-name="T57">C</text:span><text:span text:style-name="T42">omo podemos ver, cada uno de los nodos </text:span><text:span text:style-name="T27">vehículos</text:span><text:span text:style-name="T42"> que componen nuestro sistema disponen de varios periféricos inalámbricos como pueden ser tanto los medidores de ritmo cardiaco como las emisoras de voz. La versatilidad de dichos periféricos hace imprescindible su conectividad a través del módulo wi-fi, sin embargo, esto lleva a que </text:span><text:span text:style-name="T58">exista una configuración y vinculación previa de los mismos.</text:span></text:p>
      <text:p text:style-name="P55"><text:span text:style-name="T55">C</text:span><text:span text:style-name="T42">uando un dispositivo inalámbrico no se encuentra preparado para vincularse de forma automática a un nodo </text:span><text:span text:style-name="T27">vehículo</text:span><text:span text:style-name="T42">, este necesitará configurarse previamente, para lo cual deberá encenderse y verificar su vinculación mediante el uso del teclado y la pantalla LCD en el propio vehículo.</text:span></text:p>
      <text:p text:style-name="P55"><text:span text:style-name="T42">Una vez realizado con éxito, dichos periféricos podrán vincularse automáticamente cuando se enciendan y se encuentren dentro del alcance del vehículo en cuestión.</text:span></text:p>
      <text:h text:style-name="P19" text:outline-level="2"><text:bookmark-start text:name="__RefHeading___Toc570_2952987878"/><text:span text:style-name="T58">Desv</text:span><text:span text:style-name="T42">inculación de periféricos inalámbricos </text:span><text:bookmark-end text:name="__RefHeading___Toc570_2952987878"/></text:h>
      <text:p text:style-name="P55"><text:span text:style-name="T57">D</text:span><text:span text:style-name="T42">es mismo modo que un periférico inalámbrico puede configurarse para realizar la vinculación de forma automática con un nodo </text:span><text:span text:style-name="T27">vehículo</text:span><text:span text:style-name="T42"> concreto, también podrá ser configurado para que esto no se produzca. Para hacer esto se necesitará modificar los datos configurados dentro del nodo </text:span><text:span text:style-name="T27">vehículo</text:span><text:span text:style-name="T42">, haciendo que el dispositivo deje de estar vinculado por defecto.</text:span></text:p>
      <text:h text:style-name="P20" text:outline-level="2"><text:bookmark-start text:name="__RefHeading___Toc572_2952987878"/>Comunicación mediante la emisoras<text:bookmark-end text:name="__RefHeading___Toc572_2952987878"/></text:h>
      <text:p text:style-name="P56">Uno de los periféricos más útiles del sistema son las emisoras inalámbricas, las cuales permiten a los integrantes del vehículo comunicarse con el nodo <text:span text:style-name="T27">servidor</text:span><text:span text:style-name="T42"> o con otros nodos</text:span><text:span text:style-name="T27"> vehículos</text:span><text:span text:style-name="T42"> estando incluso fuera del mismo. La comunicación se realizará utilizando el dispositivo wi-fi del vehículo como nodo intermedio, con el objetivo de poder extender la conectividad a kilómetros de distancia.</text:span></text:p>
      <text:p text:style-name="P56"><text:span text:style-name="T42">Para poder realizar la comunicación deberá ser necesario seleccionar en la emisora el nodo con el que queremos comunicarnos, el cual puede ser cualquier nodo </text:span><text:span text:style-name="T27">compañero </text:span><text:span text:style-name="T42">conocido por el nodo </text:span><text:span text:style-name="T27">vehículo</text:span><text:span text:style-name="T42"> al cual se encuentra vinculado la emisora. Esto tiene la ventaja de que permite a cada miembro comunicarse de forma independiente con diferentes nodos.</text:span></text:p>
      <text:p text:style-name="P56"><text:span text:style-name="T42">Una vez seleccionado el nodo destino se abrirá un canal de comunicación en tiempo real bidireccional entre ambos emisores bastará con que el individue </text:span><text:span text:style-name="T60">empiece</text:span><text:span text:style-name="T42"> a dialogar para comunicar su voz con el receptor indicado.</text:span></text:p>
      <text:h text:style-name="P13" text:outline-level="1"><text:bookmark-start text:name="__RefHeading___Toc578_2952987878"/>Modelado del sistema<text:bookmark-end text:name="__RefHeading___Toc578_2952987878"/></text:h>
      <text:h text:style-name="P21" text:outline-level="2"><text:bookmark-start text:name="__RefHeading___Toc580_2952987878"/>Ca<text:bookmark-end text:name="__RefHeading___Toc580_2952987878"/></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style:contextual-spacing="tru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style:style>
    <style:style style:name="Heading_20_4" style:display-name="Heading 4" style:family="paragraph" style:parent-style-name="Normal" style:default-outline-level="4" style:class="text">
      <style:paragraph-properties fo:margin-top="0.349cm" fo:margin-bottom="0cm" style:contextual-spacing="false" fo:line-height="115%" fo:hyphenation-ladder-count="no-limit" fo:keep-with-next="always"/>
      <style:text-properties fo:color="#4f81bd" loext:opacity="100%"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es" style:country-asian="ES" style:font-weight-asian="bold" style:font-name-complex="Times New Roman" style:font-family-complex="'Times New Roman'" style:font-family-generic-complex="roman" style:font-pitch-complex="variable"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Normal_20__28_Web_29_" style:display-name="Normal (Web)" style:family="paragraph" style:parent-style-name="Normal">
      <style:paragraph-properties fo:margin-top="0.176cm" fo:margin-bottom="0.25cm" style:contextual-spacing="false" fo:line-height="115%" fo:hyphenation-ladder-count="no-limit"/>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fo:hyphenate="false" loext:hyphenation-no-caps="false"/>
    </style:style>
    <style:style style:name="western" style:family="paragraph" style:parent-style-name="Normal">
      <style:paragraph-properties fo:margin-top="0.176cm" fo:margin-bottom="0.25cm" style:contextual-spacing="false" fo:line-height="115%" fo:hyphenation-ladder-count="no-limit"/>
      <style:text-properties fo:color="#000000" loext:opacity="100%" style:font-name="Calibri" fo:font-family="Calibri" style:font-family-generic="swiss" style:font-pitch="variable" style:font-name-asian="Times New Roman" style:font-family-asian="'Times New Roman'" style:font-family-generic-asian="roman" style:font-pitch-asian="variable" style:language-asian="es" style:country-asian="ES" style:font-name-complex="Calibri" style:font-family-complex="Calibri" style:font-family-generic-complex="swiss" style:font-pitch-complex="variable" fo:hyphenate="false" loext:hyphenation-no-caps="false"/>
    </style:style>
    <style:style style:name="Párrafo_20_de_20_lista" style:display-name="Párrafo de lista" style:family="paragraph" style:parent-style-name="Normal">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style:style>
    <style:style style:name="Sin_20_espaciado" style:display-name="Sin espaciado" style:family="paragraph">
      <style:paragraph-properties fo:margin-top="0cm" fo:margin-bottom="0cm" style:contextual-spacing="false" fo:line-height="100%" fo:hyphenation-ladder-count="no-limit"/>
      <style:text-properties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uente_20_de_20_párrafo_20_predeter." style:display-name="Fuente de párrafo predeter." style:family="text"/>
    <style:style style:name="Título_20_4_20_Car" style:display-name="Título 4 Car" style:family="text" style:parent-style-name="Fuente_20_de_20_párrafo_20_predeter.">
      <style:text-properties fo:color="#4f81bd" loext:opacity="100%"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es" style:country-asian="ES" style:font-weight-asian="bold" style:font-name-complex="Times New Roman" style:font-family-complex="'Times New Roman'" style:font-family-generic-complex="roman" style:font-pitch-complex="variable" style:font-size-complex="12pt" style:font-weight-complex="bold"/>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Título_20_1_20_Car" style:display-name="Título 1 Car" style:family="text" style:parent-style-name="Fuente_20_de_20_párrafo_20_predeter.">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ítulo_20_2_20_Car" style:display-name="Título 2 Car" style:family="text" style:parent-style-name="Fuente_20_de_20_párrafo_20_predeter.">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
    <dc:description/>
    <dc:subject/>
    <meta:initial-creator>Mario Alonso Núñez</meta:initial-creator>
    <meta:creation-date>2023-02-22T14:01:00Z</meta:creation-date>
    <dc:date>2023-02-25T17:32:16.371069354</dc:date>
    <meta:editing-cycles>46</meta:editing-cycles>
    <meta:editing-duration>PT4H56M49S</meta:editing-duration>
    <meta:document-statistic meta:table-count="0" meta:image-count="0" meta:object-count="0" meta:page-count="7" meta:paragraph-count="92" meta:word-count="2252" meta:character-count="13963" meta:non-whitespace-character-count="11822"/>
    <meta:template xlink:type="simple" xlink:actuate="onRequest" xlink:title="" xlink:href="Normal"/>
  </office:meta>
</office:document-meta>
</file>